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" table:style-name="ta1">
        <table:shapes>
          <draw:frame draw:z-index="0" draw:style-name="gr1" draw:text-style-name="P1" svg:width="13.372cm" svg:height="5.737cm" svg:x="14.666cm" svg:y="0.505cm">
            <draw:object draw:notify-on-update-of-ranges="LInear.A7:LInear.A11 LInear.B7:LInear.B11 LInear.C7:LInear.C11 LInear.D7:LInear.D11 LInear.E7:LInear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45cm" svg:height="8.609cm" svg:x="14.748cm" svg:y="6.72cm">
            <draw:object draw:notify-on-update-of-ranges="LInear.A13:LInear.A17 LInear.B13:LInear.B17 LInear.C13:LInear.C17 LInear.D13:LInear.D17 LInear.E13:LInear.E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8cm" svg:height="9.005cm" svg:x="28.508cm" svg:y="0.558cm">
            <draw:object draw:notify-on-update-of-ranges="LInear.A19:LInear.A23 LInear.B19:LInear.B23 LInear.C19:LInear.C23 LInear.D19:LInear.D23 LInear.E19:LInear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657cm" svg:height="9.35cm" svg:x="28.646cm" svg:y="10.545cm">
            <draw:object draw:notify-on-update-of-ranges="LInear.A25:LInear.A29 LInear.B25:LInear.B29 LInear.C25:LInear.C29 LInear.D25:LInear.D29 LInear.E25:LInear.E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Linea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VR</text:p>
          </table:table-cell>
        </table:table-row>
        <table:table-row table:style-name="ro1">
          <table:table-cell table:style-name="ce3" office:value-type="string" calcext:value-type="string">
            <text:p>Energy Consumption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.2416" calcext:value-type="float">
            <text:p>1.2416</text:p>
          </table:table-cell>
          <table:table-cell office:value-type="float" office:value="1.3216" calcext:value-type="float">
            <text:p>1.3216</text:p>
          </table:table-cell>
          <table:table-cell office:value-type="float" office:value="1.2584" calcext:value-type="float">
            <text:p>1.25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.7776" calcext:value-type="float">
            <text:p>2.7776</text:p>
          </table:table-cell>
          <table:table-cell office:value-type="float" office:value="2.8672" calcext:value-type="float">
            <text:p>2.8672</text:p>
          </table:table-cell>
          <table:table-cell office:value-type="float" office:value="2.816" calcext:value-type="float">
            <text:p>2.8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136" calcext:value-type="float">
            <text:p>4.3136</text:p>
          </table:table-cell>
          <table:table-cell office:value-type="float" office:value="4.4128" calcext:value-type="float">
            <text:p>4.4128</text:p>
          </table:table-cell>
          <table:table-cell office:value-type="float" office:value="4.3696" calcext:value-type="float">
            <text:p>4.36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5.8496" calcext:value-type="float">
            <text:p>5.8496</text:p>
          </table:table-cell>
          <table:table-cell office:value-type="float" office:value="5.9552" calcext:value-type="float">
            <text:p>5.9552</text:p>
          </table:table-cell>
          <table:table-cell office:value-type="float" office:value="5.9168" calcext:value-type="float">
            <text:p>5.9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7.3856" calcext:value-type="float">
            <text:p>7.3856</text:p>
          </table:table-cell>
          <table:table-cell office:value-type="float" office:value="7.4976" calcext:value-type="float">
            <text:p>7.4976</text:p>
          </table:table-cell>
          <table:table-cell office:value-type="float" office:value="7.4704" calcext:value-type="float">
            <text:p>7.4704</text:p>
          </table:table-cell>
        </table:table-row>
        <table:table-row table:style-name="ro1">
          <table:table-cell table:style-name="ce3" office:value-type="string" calcext:value-type="string">
            <text:p>PDR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502635" calcext:value-type="float">
            <text:p>0.502635</text:p>
          </table:table-cell>
          <table:table-cell office:value-type="float" office:value="0.498094" calcext:value-type="float">
            <text:p>0.498094</text:p>
          </table:table-cell>
          <table:table-cell office:value-type="float" office:value="0.495501" calcext:value-type="float">
            <text:p>0.4955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499626" calcext:value-type="float">
            <text:p>0.499626</text:p>
          </table:table-cell>
          <table:table-cell office:value-type="float" office:value="0.499938" calcext:value-type="float">
            <text:p>0.499938</text:p>
          </table:table-cell>
          <table:table-cell office:value-type="float" office:value="0.495913" calcext:value-type="float">
            <text:p>0.4959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49975" calcext:value-type="float">
            <text:p>0.49975</text:p>
          </table:table-cell>
          <table:table-cell office:value-type="float" office:value="0.499896" calcext:value-type="float">
            <text:p>0.499896</text:p>
          </table:table-cell>
          <table:table-cell office:value-type="float" office:value="0.496449" calcext:value-type="float">
            <text:p>0.4964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.500125" calcext:value-type="float">
            <text:p>0.500125</text:p>
          </table:table-cell>
          <table:table-cell office:value-type="float" office:value="0.49651" calcext:value-type="float">
            <text:p>0.49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499979" calcext:value-type="float">
            <text:p>0.499979</text:p>
          </table:table-cell>
          <table:table-cell office:value-type="float" office:value="0.50025" calcext:value-type="float">
            <text:p>0.50025</text:p>
          </table:table-cell>
          <table:table-cell office:value-type="float" office:value="0.496552" calcext:value-type="float">
            <text:p>0.496552</text:p>
          </table:table-cell>
        </table:table-row>
        <table:table-row table:style-name="ro1">
          <table:table-cell table:style-name="ce3" office:value-type="string" calcext:value-type="string">
            <text:p>PLR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.330882" calcext:value-type="float">
            <text:p>4.330882</text:p>
          </table:table-cell>
          <table:table-cell office:value-type="float" office:value="3.859524" calcext:value-type="float">
            <text:p>3.859524</text:p>
          </table:table-cell>
          <table:table-cell office:value-type="float" office:value="3.816901" calcext:value-type="float">
            <text:p>3.8169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00625" calcext:value-type="float">
            <text:p>4.00625</text:p>
          </table:table-cell>
          <table:table-cell office:value-type="float" office:value="3.977226" calcext:value-type="float">
            <text:p>3.977226</text:p>
          </table:table-cell>
          <table:table-cell office:value-type="float" office:value="3.910931" calcext:value-type="float">
            <text:p>3.9109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10417" calcext:value-type="float">
            <text:p>4.010417</text:p>
          </table:table-cell>
          <table:table-cell office:value-type="float" office:value="3.975155" calcext:value-type="float">
            <text:p>3.975155</text:p>
          </table:table-cell>
          <table:table-cell office:value-type="float" office:value="3.910931" calcext:value-type="float">
            <text:p>3.9109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010417" calcext:value-type="float">
            <text:p>4.010417</text:p>
          </table:table-cell>
          <table:table-cell office:value-type="float" office:value="3.995851" calcext:value-type="float">
            <text:p>3.995851</text:p>
          </table:table-cell>
          <table:table-cell office:value-type="float" office:value="3.953061" calcext:value-type="float">
            <text:p>3.953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.008333" calcext:value-type="float">
            <text:p>4.008333</text:p>
          </table:table-cell>
          <table:table-cell office:value-type="float" office:value="3.981328" calcext:value-type="float">
            <text:p>3.981328</text:p>
          </table:table-cell>
          <table:table-cell office:value-type="float" office:value="3.902834" calcext:value-type="float">
            <text:p>3.902834</text:p>
          </table:table-cell>
        </table:table-row>
        <table:table-row table:style-name="ro1">
          <table:table-cell table:style-name="ce3"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493588" calcext:value-type="float">
            <text:p>0.493588</text:p>
          </table:table-cell>
          <table:table-cell office:value-type="float" office:value="0.488514" calcext:value-type="float">
            <text:p>0.488514</text:p>
          </table:table-cell>
          <table:table-cell office:value-type="float" office:value="0.486552" calcext:value-type="float">
            <text:p>0.486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500416" calcext:value-type="float">
            <text:p>0.500416</text:p>
          </table:table-cell>
          <table:table-cell office:value-type="float" office:value="0.500104" calcext:value-type="float">
            <text:p>0.500104</text:p>
          </table:table-cell>
          <table:table-cell office:value-type="float" office:value="0.496285" calcext:value-type="float">
            <text:p>0.4962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500083" calcext:value-type="float">
            <text:p>0.500083</text:p>
          </table:table-cell>
          <table:table-cell office:value-type="float" office:value="0.500062" calcext:value-type="float">
            <text:p>0.500062</text:p>
          </table:table-cell>
          <table:table-cell office:value-type="float" office:value="0.496036" calcext:value-type="float">
            <text:p>0.4960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499875" calcext:value-type="float">
            <text:p>0.499875</text:p>
          </table:table-cell>
          <table:table-cell office:value-type="float" office:value="0.499792" calcext:value-type="float">
            <text:p>0.499792</text:p>
          </table:table-cell>
          <table:table-cell office:value-type="float" office:value="0.496221" calcext:value-type="float">
            <text:p>0.4962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500021" calcext:value-type="float">
            <text:p>0.500021</text:p>
          </table:table-cell>
          <table:table-cell office:value-type="float" office:value="0.499709" calcext:value-type="float">
            <text:p>0.499709</text:p>
          </table:table-cell>
          <table:table-cell office:value-type="float" office:value="0.495974" calcext:value-type="float">
            <text:p>0.49597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ndom" table:style-name="ta1">
        <table:shapes>
          <draw:frame draw:z-index="0" draw:style-name="gr1" draw:text-style-name="P1" svg:width="13.372cm" svg:height="5.737cm" svg:x="13.954cm" svg:y="1.568cm">
            <draw:object draw:notify-on-update-of-ranges="Random.A7:Random.A11 Random.B7:Random.B11 Random.C7:Random.C11 Random.D7:Random.D11 Random.E7:Random.E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3.445cm" svg:height="8.609cm" svg:x="13.872cm" svg:y="7.677cm">
            <draw:object draw:notify-on-update-of-ranges="Random.A13:Random.A17 Random.B13:Random.B17 Random.C13:Random.C17 Random.D13:Random.D17 Random.E13:Random.E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88cm" svg:height="9.005cm" svg:x="27.774cm" svg:y="1.064cm">
            <draw:object draw:notify-on-update-of-ranges="Random.A19:Random.A23 Random.B19:Random.B23 Random.C19:Random.C23 Random.D19:Random.D23 Random.E19:Random.E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657cm" svg:height="9.35cm" svg:x="27.83cm" svg:y="10.492cm">
            <draw:object draw:notify-on-update-of-ranges="LInear.A25:LInear.A29 Random.B25:Random.B29 Random.C25:Random.C29 Random.D25:Random.D29 Random.E25:Random.E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4" table:default-cell-style-name="ce1"/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Rando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VR</text:p>
          </table:table-cell>
        </table:table-row>
        <table:table-row table:style-name="ro1">
          <table:table-cell table:style-name="ce3" office:value-type="string" calcext:value-type="string">
            <text:p>Energy Consumption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296" calcext:value-type="float">
            <text:p>7.296</text:p>
          </table:table-cell>
          <table:table-cell office:value-type="float" office:value="3.5872" calcext:value-type="float">
            <text:p>3.5872</text:p>
          </table:table-cell>
          <table:table-cell office:value-type="float" office:value="2.9376" calcext:value-type="float">
            <text:p>2.9376</text:p>
          </table:table-cell>
          <table:table-cell office:value-type="float" office:value="163.1232" calcext:value-type="float">
            <text:p>163.12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6944" calcext:value-type="float">
            <text:p>14.6944</text:p>
          </table:table-cell>
          <table:table-cell office:value-type="float" office:value="7.2448" calcext:value-type="float">
            <text:p>7.2448</text:p>
          </table:table-cell>
          <table:table-cell office:value-type="float" office:value="6.4704" calcext:value-type="float">
            <text:p>6.4704</text:p>
          </table:table-cell>
          <table:table-cell office:value-type="float" office:value="370.49" calcext:value-type="float">
            <text:p>370.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.0896" calcext:value-type="float">
            <text:p>22.0896</text:p>
          </table:table-cell>
          <table:table-cell office:value-type="float" office:value="10.9024" calcext:value-type="float">
            <text:p>10.9024</text:p>
          </table:table-cell>
          <table:table-cell office:value-type="float" office:value="10.0064" calcext:value-type="float">
            <text:p>10.0064</text:p>
          </table:table-cell>
          <table:table-cell office:value-type="float" office:value="577.9444" calcext:value-type="float">
            <text:p>577.94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.488" calcext:value-type="float">
            <text:p>29.488</text:p>
          </table:table-cell>
          <table:table-cell office:value-type="float" office:value="14.5632" calcext:value-type="float">
            <text:p>14.5632</text:p>
          </table:table-cell>
          <table:table-cell office:value-type="float" office:value="13.5392" calcext:value-type="float">
            <text:p>13.5392</text:p>
          </table:table-cell>
          <table:table-cell office:value-type="float" office:value="785.3956" calcext:value-type="float">
            <text:p>785.39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.8832" calcext:value-type="float">
            <text:p>36.8832</text:p>
          </table:table-cell>
          <table:table-cell office:value-type="float" office:value="18.2208" calcext:value-type="float">
            <text:p>18.2208</text:p>
          </table:table-cell>
          <table:table-cell office:value-type="float" office:value="17.0752" calcext:value-type="float">
            <text:p>17.0752</text:p>
          </table:table-cell>
          <table:table-cell office:value-type="float" office:value="992.8436" calcext:value-type="float">
            <text:p>992.8436</text:p>
          </table:table-cell>
        </table:table-row>
        <table:table-row table:style-name="ro1">
          <table:table-cell table:style-name="ce3" office:value-type="string" calcext:value-type="string">
            <text:p>PDR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40761" calcext:value-type="float">
            <text:p>1.440761</text:p>
          </table:table-cell>
          <table:table-cell office:value-type="float" office:value="1.20079" calcext:value-type="float">
            <text:p>1.20079</text:p>
          </table:table-cell>
          <table:table-cell office:value-type="float" office:value="1.18435" calcext:value-type="float">
            <text:p>1.18435</text:p>
          </table:table-cell>
          <table:table-cell office:value-type="float" office:value="1.472879" calcext:value-type="float">
            <text:p>1.4728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47362" calcext:value-type="float">
            <text:p>1.447362</text:p>
          </table:table-cell>
          <table:table-cell office:value-type="float" office:value="1.205507" calcext:value-type="float">
            <text:p>1.205507</text:p>
          </table:table-cell>
          <table:table-cell office:value-type="float" office:value="1.225506" calcext:value-type="float">
            <text:p>1.225506</text:p>
          </table:table-cell>
          <table:table-cell office:value-type="float" office:value="1.499034" calcext:value-type="float">
            <text:p>1.4990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47474" calcext:value-type="float">
            <text:p>1.447474</text:p>
          </table:table-cell>
          <table:table-cell office:value-type="float" office:value="1.20558" calcext:value-type="float">
            <text:p>1.20558</text:p>
          </table:table-cell>
          <table:table-cell office:value-type="float" office:value="1.225695" calcext:value-type="float">
            <text:p>1.225695</text:p>
          </table:table-cell>
          <table:table-cell office:value-type="float" office:value="1.498663" calcext:value-type="float">
            <text:p>1.498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47329" calcext:value-type="float">
            <text:p>1.447329</text:p>
          </table:table-cell>
          <table:table-cell office:value-type="float" office:value="1.205298" calcext:value-type="float">
            <text:p>1.205298</text:p>
          </table:table-cell>
          <table:table-cell office:value-type="float" office:value="1.225419" calcext:value-type="float">
            <text:p>1.225419</text:p>
          </table:table-cell>
          <table:table-cell office:value-type="float" office:value="1.499319" calcext:value-type="float">
            <text:p>1.4993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47432" calcext:value-type="float">
            <text:p>1.447432</text:p>
          </table:table-cell>
          <table:table-cell office:value-type="float" office:value="1.205602" calcext:value-type="float">
            <text:p>1.205602</text:p>
          </table:table-cell>
          <table:table-cell office:value-type="float" office:value="1.225736" calcext:value-type="float">
            <text:p>1.225736</text:p>
          </table:table-cell>
          <table:table-cell office:value-type="float" office:value="1.498898" calcext:value-type="float">
            <text:p>1.498898</text:p>
          </table:table-cell>
        </table:table-row>
        <table:table-row table:style-name="ro1">
          <table:table-cell table:style-name="ce3" office:value-type="string" calcext:value-type="string">
            <text:p>PLR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26522" calcext:value-type="float">
            <text:p>1.026522</text:p>
          </table:table-cell>
          <table:table-cell office:value-type="float" office:value="2.208589" calcext:value-type="float">
            <text:p>2.208589</text:p>
          </table:table-cell>
          <table:table-cell office:value-type="float" office:value="0.460317" calcext:value-type="float">
            <text:p>0.460317</text:p>
          </table:table-cell>
          <table:table-cell office:value-type="float" office:value="0.364284" calcext:value-type="float">
            <text:p>0.3642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3936" calcext:value-type="float">
            <text:p>1.03936</text:p>
          </table:table-cell>
          <table:table-cell office:value-type="float" office:value="2.206474" calcext:value-type="float">
            <text:p>2.206474</text:p>
          </table:table-cell>
          <table:table-cell office:value-type="float" office:value="0.571558" calcext:value-type="float">
            <text:p>0.571558</text:p>
          </table:table-cell>
          <table:table-cell office:value-type="float" office:value="0.368731" calcext:value-type="float">
            <text:p>0.3687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40675" calcext:value-type="float">
            <text:p>1.040675</text:p>
          </table:table-cell>
          <table:table-cell office:value-type="float" office:value="2.20385" calcext:value-type="float">
            <text:p>2.20385</text:p>
          </table:table-cell>
          <table:table-cell office:value-type="float" office:value="0.563801" calcext:value-type="float">
            <text:p>0.563801</text:p>
          </table:table-cell>
          <table:table-cell office:value-type="float" office:value="0.368429" calcext:value-type="float">
            <text:p>0.3684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38927" calcext:value-type="float">
            <text:p>1.038927</text:p>
          </table:table-cell>
          <table:table-cell office:value-type="float" office:value="2.201923" calcext:value-type="float">
            <text:p>2.201923</text:p>
          </table:table-cell>
          <table:table-cell office:value-type="float" office:value="0.572464" calcext:value-type="float">
            <text:p>0.572464</text:p>
          </table:table-cell>
          <table:table-cell office:value-type="float" office:value="0.368625" calcext:value-type="float">
            <text:p>0.368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41108" calcext:value-type="float">
            <text:p>1.041108</text:p>
          </table:table-cell>
          <table:table-cell office:value-type="float" office:value="2.204724" calcext:value-type="float">
            <text:p>2.204724</text:p>
          </table:table-cell>
          <table:table-cell office:value-type="float" office:value="0.563801" calcext:value-type="float">
            <text:p>0.563801</text:p>
          </table:table-cell>
          <table:table-cell office:value-type="float" office:value="0.368534" calcext:value-type="float">
            <text:p>0.368534</text:p>
          </table:table-cell>
        </table:table-row>
        <table:table-row table:style-name="ro1">
          <table:table-cell table:style-name="ce3"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892" calcext:value-type="float">
            <text:p>0.49892</text:p>
          </table:table-cell>
          <table:table-cell office:value-type="float" office:value="0.497837" calcext:value-type="float">
            <text:p>0.497837</text:p>
          </table:table-cell>
          <table:table-cell office:value-type="float" office:value="0.481022" calcext:value-type="float">
            <text:p>0.481022</text:p>
          </table:table-cell>
          <table:table-cell office:value-type="float" office:value="0.490464" calcext:value-type="float">
            <text:p>0.4904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00008" calcext:value-type="float">
            <text:p>0.500008</text:p>
          </table:table-cell>
          <table:table-cell office:value-type="float" office:value="0.500029" calcext:value-type="float">
            <text:p>0.500029</text:p>
          </table:table-cell>
          <table:table-cell office:value-type="float" office:value="0.49995" calcext:value-type="float">
            <text:p>0.49995</text:p>
          </table:table-cell>
          <table:table-cell office:value-type="float" office:value="0.496241" calcext:value-type="float">
            <text:p>0.496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004" calcext:value-type="float">
            <text:p>0.50004</text:p>
          </table:table-cell>
          <table:table-cell office:value-type="float" office:value="0.500012" calcext:value-type="float">
            <text:p>0.500012</text:p>
          </table:table-cell>
          <table:table-cell office:value-type="float" office:value="0.50003" calcext:value-type="float">
            <text:p>0.50003</text:p>
          </table:table-cell>
          <table:table-cell office:value-type="float" office:value="0.496371" calcext:value-type="float">
            <text:p>0.4963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499988" calcext:value-type="float">
            <text:p>0.499988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0.496314" calcext:value-type="float">
            <text:p>0.4963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9964" calcext:value-type="float">
            <text:p>0.499964</text:p>
          </table:table-cell>
          <table:table-cell office:value-type="float" office:value="0.499965" calcext:value-type="float">
            <text:p>0.499965</text:p>
          </table:table-cell>
          <table:table-cell office:value-type="float" office:value="0.500005" calcext:value-type="float">
            <text:p>0.500005</text:p>
          </table:table-cell>
          <table:table-cell office:value-type="float" office:value="0.496277" calcext:value-type="float">
            <text:p>0.496277</text:p>
          </table:table-cell>
        </table:table-row>
      </table:table>
      <table:table table:name="Grid" table:style-name="ta1">
        <table:shapes>
          <draw:frame draw:z-index="0" draw:style-name="gr1" draw:text-style-name="P1" svg:width="13.372cm" svg:height="5.737cm" svg:x="13.791cm" svg:y="0.798cm">
            <draw:object draw:notify-on-update-of-ranges="Grid.A7:Grid.A11 Grid.B7:Grid.B11 Grid.C7:Grid.C11 Grid.D7:Grid.D11 Grid.E7:Grid.E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3.445cm" svg:height="8.609cm" svg:x="13.956cm" svg:y="7.014cm">
            <draw:object draw:notify-on-update-of-ranges="Grid.A13:Grid.A17 Grid.B13:Grid.B17 Grid.C13:Grid.C17 Grid.D13:Grid.D17 Grid.E13:Grid.E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88cm" svg:height="9.005cm" svg:x="27.858cm" svg:y="0.639cm">
            <draw:object draw:notify-on-update-of-ranges="Grid.A19:Grid.A23 Grid.B19:Grid.B23 Grid.C19:Grid.C23 Grid.D19:Grid.D23 Grid.E19:Grid.E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657cm" svg:height="9.35cm" svg:x="27.969cm" svg:y="10.068cm">
            <draw:object draw:notify-on-update-of-ranges="Grid.A25:Grid.A29 Grid.B25:Grid.B29 Grid.C25:Grid.C29 Grid.D25:Grid.D29 Grid.E25:Grid.E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4" table:default-cell-style-name="ce1"/>
        <table:table-column table:style-name="co2" table:number-columns-repeated="4" table:default-cell-style-name="ce1"/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Gri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VR</text:p>
          </table:table-cell>
        </table:table-row>
        <table:table-row table:style-name="ro1">
          <table:table-cell table:style-name="ce3" office:value-type="string" calcext:value-type="string">
            <text:p>Energy Consumption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96.1696" calcext:value-type="float">
            <text:p>96.1696</text:p>
          </table:table-cell>
          <table:table-cell office:value-type="float" office:value="73.504" calcext:value-type="float">
            <text:p>73.504</text:p>
          </table:table-cell>
          <table:table-cell office:value-type="float" office:value="4.684" calcext:value-type="float">
            <text:p>4.6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95.5424" calcext:value-type="float">
            <text:p>195.5424</text:p>
          </table:table-cell>
          <table:table-cell office:value-type="float" office:value="172.3488" calcext:value-type="float">
            <text:p>172.3488</text:p>
          </table:table-cell>
          <table:table-cell office:value-type="float" office:value="11.3116" calcext:value-type="float">
            <text:p>11.31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94.992" calcext:value-type="float">
            <text:p>294.992</text:p>
          </table:table-cell>
          <table:table-cell office:value-type="float" office:value="271.7056" calcext:value-type="float">
            <text:p>271.7056</text:p>
          </table:table-cell>
          <table:table-cell office:value-type="float" office:value="17.9372" calcext:value-type="float">
            <text:p>17.93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94.5344" calcext:value-type="float">
            <text:p>394.5344</text:p>
          </table:table-cell>
          <table:table-cell office:value-type="float" office:value="370.7072" calcext:value-type="float">
            <text:p>370.7072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93.4624" calcext:value-type="float">
            <text:p>493.4624</text:p>
          </table:table-cell>
          <table:table-cell office:value-type="float" office:value="469.5424" calcext:value-type="float">
            <text:p>469.5424</text:p>
          </table:table-cell>
          <table:table-cell office:value-type="float" office:value="31.164" calcext:value-type="float">
            <text:p>31.164</text:p>
          </table:table-cell>
        </table:table-row>
        <table:table-row table:style-name="ro1">
          <table:table-cell table:style-name="ce3" office:value-type="string" calcext:value-type="string">
            <text:p>PDR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682878" calcext:value-type="float">
            <text:p>0.682878</text:p>
          </table:table-cell>
          <table:table-cell office:value-type="float" office:value="0.671253" calcext:value-type="float">
            <text:p>0.671253</text:p>
          </table:table-cell>
          <table:table-cell office:value-type="float" office:value="0.727932" calcext:value-type="float">
            <text:p>0.7279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682224" calcext:value-type="float">
            <text:p>0.682224</text:p>
          </table:table-cell>
          <table:table-cell office:value-type="float" office:value="0.682289" calcext:value-type="float">
            <text:p>0.682289</text:p>
          </table:table-cell>
          <table:table-cell office:value-type="float" office:value="0.738024" calcext:value-type="float">
            <text:p>0.7380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682496" calcext:value-type="float">
            <text:p>0.682496</text:p>
          </table:table-cell>
          <table:table-cell office:value-type="float" office:value="0.682375" calcext:value-type="float">
            <text:p>0.682375</text:p>
          </table:table-cell>
          <table:table-cell office:value-type="float" office:value="0.738106" calcext:value-type="float">
            <text:p>0.738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682473" calcext:value-type="float">
            <text:p>0.682473</text:p>
          </table:table-cell>
          <table:table-cell office:value-type="float" office:value="0.682367" calcext:value-type="float">
            <text:p>0.682367</text:p>
          </table:table-cell>
          <table:table-cell office:value-type="float" office:value="0.738249" calcext:value-type="float">
            <text:p>0.738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682356" calcext:value-type="float">
            <text:p>0.682356</text:p>
          </table:table-cell>
          <table:table-cell office:value-type="float" office:value="0.682353" calcext:value-type="float">
            <text:p>0.682353</text:p>
          </table:table-cell>
          <table:table-cell office:value-type="float" office:value="0.738046" calcext:value-type="float">
            <text:p>0.738046</text:p>
          </table:table-cell>
        </table:table-row>
        <table:table-row table:style-name="ro1">
          <table:table-cell table:style-name="ce3" office:value-type="string" calcext:value-type="string">
            <text:p>PLR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.120074" calcext:value-type="float">
            <text:p>2.120074</text:p>
          </table:table-cell>
          <table:table-cell office:value-type="float" office:value="2.141779" calcext:value-type="float">
            <text:p>2.141779</text:p>
          </table:table-cell>
          <table:table-cell office:value-type="float" office:value="2.992686" calcext:value-type="float">
            <text:p>2.9926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.113848" calcext:value-type="float">
            <text:p>2.113848</text:p>
          </table:table-cell>
          <table:table-cell office:value-type="float" office:value="2.129149" calcext:value-type="float">
            <text:p>2.129149</text:p>
          </table:table-cell>
          <table:table-cell office:value-type="float" office:value="2.833494" calcext:value-type="float">
            <text:p>2.8334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.113281" calcext:value-type="float">
            <text:p>2.113281</text:p>
          </table:table-cell>
          <table:table-cell office:value-type="float" office:value="2.117028" calcext:value-type="float">
            <text:p>2.117028</text:p>
          </table:table-cell>
          <table:table-cell office:value-type="float" office:value="2.833975" calcext:value-type="float">
            <text:p>2.8339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.107443" calcext:value-type="float">
            <text:p>2.107443</text:p>
          </table:table-cell>
          <table:table-cell office:value-type="float" office:value="2.127679" calcext:value-type="float">
            <text:p>2.127679</text:p>
          </table:table-cell>
          <table:table-cell office:value-type="float" office:value="2.834619" calcext:value-type="float">
            <text:p>2.8346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125189" calcext:value-type="float">
            <text:p>2.125189</text:p>
          </table:table-cell>
          <table:table-cell office:value-type="float" office:value="2.128662" calcext:value-type="float">
            <text:p>2.128662</text:p>
          </table:table-cell>
          <table:table-cell office:value-type="float" office:value="2.836145" calcext:value-type="float">
            <text:p>2.836145</text:p>
          </table:table-cell>
        </table:table-row>
        <table:table-row table:style-name="ro1">
          <table:table-cell table:style-name="ce3"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498013" calcext:value-type="float">
            <text:p>0.498013</text:p>
          </table:table-cell>
          <table:table-cell office:value-type="float" office:value="0.484869" calcext:value-type="float">
            <text:p>0.484869</text:p>
          </table:table-cell>
          <table:table-cell office:value-type="float" office:value="0.485116" calcext:value-type="float">
            <text:p>0.485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.500058" calcext:value-type="float">
            <text:p>0.500058</text:p>
          </table:table-cell>
          <table:table-cell office:value-type="float" office:value="0.49623" calcext:value-type="float">
            <text:p>0.496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499899" calcext:value-type="float">
            <text:p>0.499899</text:p>
          </table:table-cell>
          <table:table-cell office:value-type="float" office:value="0.499993" calcext:value-type="float">
            <text:p>0.499993</text:p>
          </table:table-cell>
          <table:table-cell office:value-type="float" office:value="0.49629" calcext:value-type="float">
            <text:p>0.496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500065" calcext:value-type="float">
            <text:p>0.500065</text:p>
          </table:table-cell>
          <table:table-cell office:value-type="float" office:value="0.499949" calcext:value-type="float">
            <text:p>0.499949</text:p>
          </table:table-cell>
          <table:table-cell office:value-type="float" office:value="0.496222" calcext:value-type="float">
            <text:p>0.496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499942" calcext:value-type="float">
            <text:p>0.499942</text:p>
          </table:table-cell>
          <table:table-cell office:value-type="float" office:value="0.500007" calcext:value-type="float">
            <text:p>0.500007</text:p>
          </table:table-cell>
          <table:table-cell office:value-type="float" office:value="0.496302" calcext:value-type="float">
            <text:p>0.496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03:53:43.079151430</meta:creation-date>
    <meta:generator>LibreOffice/7.3.5.2$Linux_X86_64 LibreOffice_project/30$Build-2</meta:generator>
    <dc:date>2022-11-07T10:44:35.888984588</dc:date>
    <meta:editing-duration>PT18M32S</meta:editing-duration>
    <meta:editing-cycles>4</meta:editing-cycles>
    <meta:document-statistic meta:table-count="3" meta:cell-count="327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73cm" svg:height="5.738cm" xlink:href=".." xlink:type="simple" chart:class="chart:line" chart:style-name="ch1">
        <chart:title svg:x="3.864cm" svg:y="0.25cm" chart:style-name="ch2">
          <text:p>Energy Consumption Graph</text:p>
        </chart:title>
        <chart:legend chart:legend-position="end" svg:x="10.838cm" svg:y="1.823cm" style:legend-expansion="high" chart:style-name="ch3"/>
        <chart:plot-area chart:style-name="ch4" table:cell-range-address="LInear.A7:LInear.E11" chart:data-source-has-labels="both" svg:x="1.278cm" svg:y="1.143cm" svg:width="9.293cm" svg:height="3.5cm">
          <chart:coordinate-region svg:x="1.714cm" svg:y="1.343cm" svg:width="8.577cm" svg:height="2.653cm"/>
          <chart:axis chart:dimension="x" chart:name="primary-x" chart:style-name="ch5" chartooo:axis-type="auto">
            <chartooo:date-scale/>
            <chart:title svg:x="4.517cm" svg:y="4.757cm" chart:style-name="ch6">
              <text:p>Energy Consumed</text:p>
            </chart:title>
            <chart:categories table:cell-range-address="LInear.A7:LInear.A11"/>
          </chart:axis>
          <chart:axis chart:dimension="y" chart:name="primary-y" chart:style-name="ch5">
            <chart:title svg:x="0.451cm" svg:y="3.307cm" chart:style-name="ch7">
              <text:p>Time</text:p>
            </chart:title>
            <chart:grid chart:style-name="ch8" chart:class="major"/>
          </chart:axis>
          <chart:series chart:style-name="ch9" chart:values-cell-range-address="LInear.B7:LInear.B11" loext:label-string="static" chart:class="chart:line">
            <chart:data-point chart:repeated="5"/>
          </chart:series>
          <chart:series chart:style-name="ch10" chart:values-cell-range-address="LInear.C7:LInear.C11" loext:label-string="session" chart:class="chart:line">
            <chart:data-point chart:repeated="5"/>
          </chart:series>
          <chart:series chart:style-name="ch11" chart:values-cell-range-address="LInear.D7:LInear.D11" loext:label-string="ls" chart:class="chart:line">
            <chart:data-point chart:repeated="5"/>
          </chart:series>
          <chart:series chart:style-name="ch12" chart:values-cell-range-address="LInear.E7:LInear.E11" loext:label-string="dvr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session</text:p>
              </table:table-cell>
              <table:table-cell office:value-type="string">
                <text:p>ls</text:p>
              </table:table-cell>
              <table:table-cell office:value-type="string">
                <text:p>dvr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Inear.A7:LInear.A11</svg:desc>
                </draw:g>
              </table:table-cell>
              <table:table-cell office:value-type="float" office:value="1.2416">
                <text:p>1.2416</text:p>
                <draw:g>
                  <svg:desc>LInear.B7:LInear.B11</svg:desc>
                </draw:g>
              </table:table-cell>
              <table:table-cell office:value-type="float" office:value="1.2416">
                <text:p>1.2416</text:p>
                <draw:g>
                  <svg:desc>LInear.C7:LInear.C11</svg:desc>
                </draw:g>
              </table:table-cell>
              <table:table-cell office:value-type="float" office:value="1.3216">
                <text:p>1.3216</text:p>
                <draw:g>
                  <svg:desc>LInear.D7:LInear.D11</svg:desc>
                </draw:g>
              </table:table-cell>
              <table:table-cell office:value-type="float" office:value="1.2584">
                <text:p>1.2584</text:p>
                <draw:g>
                  <svg:desc>LInear.E7:LInear.E1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7776">
                <text:p>2.7776</text:p>
              </table:table-cell>
              <table:table-cell office:value-type="float" office:value="2.7776">
                <text:p>2.7776</text:p>
              </table:table-cell>
              <table:table-cell office:value-type="float" office:value="2.8672">
                <text:p>2.8672</text:p>
              </table:table-cell>
              <table:table-cell office:value-type="float" office:value="2.816">
                <text:p>2.8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3136">
                <text:p>4.3136</text:p>
              </table:table-cell>
              <table:table-cell office:value-type="float" office:value="4.3136">
                <text:p>4.3136</text:p>
              </table:table-cell>
              <table:table-cell office:value-type="float" office:value="4.4128">
                <text:p>4.4128</text:p>
              </table:table-cell>
              <table:table-cell office:value-type="float" office:value="4.3696">
                <text:p>4.36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8496">
                <text:p>5.8496</text:p>
              </table:table-cell>
              <table:table-cell office:value-type="float" office:value="5.8496">
                <text:p>5.8496</text:p>
              </table:table-cell>
              <table:table-cell office:value-type="float" office:value="5.9552">
                <text:p>5.9552</text:p>
              </table:table-cell>
              <table:table-cell office:value-type="float" office:value="5.9168">
                <text:p>5.91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3856">
                <text:p>7.3856</text:p>
              </table:table-cell>
              <table:table-cell office:value-type="float" office:value="7.3856">
                <text:p>7.3856</text:p>
              </table:table-cell>
              <table:table-cell office:value-type="float" office:value="7.4976">
                <text:p>7.4976</text:p>
              </table:table-cell>
              <table:table-cell office:value-type="float" office:value="7.4704">
                <text:p>7.4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46cm" svg:height="8.61cm" xlink:href=".." xlink:type="simple" chart:class="chart:line" chart:style-name="ch1">
        <chart:title svg:x="5.502cm" svg:y="0.308cm" chart:style-name="ch2">
          <text:p>PDR Graph</text:p>
        </chart:title>
        <chart:legend chart:legend-position="end" svg:x="10.911cm" svg:y="3.259cm" style:legend-expansion="high" chart:style-name="ch3"/>
        <chart:plot-area chart:style-name="ch4" table:cell-range-address="Grid.A13:Grid.E17" chart:data-source-has-labels="both" svg:x="1.279cm" svg:y="1.259cm" svg:width="9.364cm" svg:height="6.198cm">
          <chart:coordinate-region svg:x="2.191cm" svg:y="1.458cm" svg:width="8.172cm" svg:height="5.352cm"/>
          <chart:axis chart:dimension="x" chart:name="primary-x" chart:style-name="ch5" chartooo:axis-type="auto">
            <chartooo:date-scale/>
            <chart:title svg:x="4.356cm" svg:y="7.629cm" chart:style-name="ch6">
              <text:p>Packet Delivery Ratio</text:p>
            </chart:title>
            <chart:categories table:cell-range-address="Grid.A13:Grid.A17"/>
          </chart:axis>
          <chart:axis chart:dimension="y" chart:name="primary-y" chart:style-name="ch5">
            <chart:title svg:x="0.451cm" svg:y="5.606cm" chart:style-name="ch7">
              <text:p>Time Consumed</text:p>
            </chart:title>
            <chart:grid chart:style-name="ch8" chart:class="major"/>
          </chart:axis>
          <chart:series chart:style-name="ch9" chart:values-cell-range-address="Grid.B13:Grid.B17" loext:label-string="static" chart:class="chart:line">
            <chart:data-point chart:repeated="5"/>
          </chart:series>
          <chart:series chart:style-name="ch10" chart:values-cell-range-address="Grid.C13:Grid.C17" loext:label-string="session" chart:class="chart:line">
            <chart:data-point chart:repeated="5"/>
          </chart:series>
          <chart:series chart:style-name="ch11" chart:values-cell-range-address="Grid.D13:Grid.D17" loext:label-string="ls" chart:class="chart:line">
            <chart:data-point chart:repeated="5"/>
          </chart:series>
          <chart:series chart:style-name="ch12" chart:values-cell-range-address="Grid.E13:Grid.E17" loext:label-string="dvr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session</text:p>
              </table:table-cell>
              <table:table-cell office:value-type="string">
                <text:p>ls</text:p>
              </table:table-cell>
              <table:table-cell office:value-type="string">
                <text:p>dvr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Grid.A13:Grid.A17</svg:desc>
                </draw:g>
              </table:table-cell>
              <table:table-cell office:value-type="float" office:value="0.682878">
                <text:p>0.682878</text:p>
                <draw:g>
                  <svg:desc>Grid.B13:Grid.B17</svg:desc>
                </draw:g>
              </table:table-cell>
              <table:table-cell office:value-type="float" office:value="0.682878">
                <text:p>0.682878</text:p>
                <draw:g>
                  <svg:desc>Grid.C13:Grid.C17</svg:desc>
                </draw:g>
              </table:table-cell>
              <table:table-cell office:value-type="float" office:value="0.671253">
                <text:p>0.671253</text:p>
                <draw:g>
                  <svg:desc>Grid.D13:Grid.D17</svg:desc>
                </draw:g>
              </table:table-cell>
              <table:table-cell office:value-type="float" office:value="0.727932">
                <text:p>0.727932</text:p>
                <draw:g>
                  <svg:desc>Grid.E13:Grid.E1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82224">
                <text:p>0.682224</text:p>
              </table:table-cell>
              <table:table-cell office:value-type="float" office:value="0.682224">
                <text:p>0.682224</text:p>
              </table:table-cell>
              <table:table-cell office:value-type="float" office:value="0.682289">
                <text:p>0.682289</text:p>
              </table:table-cell>
              <table:table-cell office:value-type="float" office:value="0.738024">
                <text:p>0.7380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82496">
                <text:p>0.682496</text:p>
              </table:table-cell>
              <table:table-cell office:value-type="float" office:value="0.682496">
                <text:p>0.682496</text:p>
              </table:table-cell>
              <table:table-cell office:value-type="float" office:value="0.682375">
                <text:p>0.682375</text:p>
              </table:table-cell>
              <table:table-cell office:value-type="float" office:value="0.738106">
                <text:p>0.7381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82473">
                <text:p>0.682473</text:p>
              </table:table-cell>
              <table:table-cell office:value-type="float" office:value="0.682473">
                <text:p>0.682473</text:p>
              </table:table-cell>
              <table:table-cell office:value-type="float" office:value="0.682367">
                <text:p>0.682367</text:p>
              </table:table-cell>
              <table:table-cell office:value-type="float" office:value="0.738249">
                <text:p>0.7382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2356">
                <text:p>0.682356</text:p>
              </table:table-cell>
              <table:table-cell office:value-type="float" office:value="0.682356">
                <text:p>0.682356</text:p>
              </table:table-cell>
              <table:table-cell office:value-type="float" office:value="0.682353">
                <text:p>0.682353</text:p>
              </table:table-cell>
              <table:table-cell office:value-type="float" office:value="0.738046">
                <text:p>0.7380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6.813cm" svg:y="0.316cm" chart:style-name="ch2">
          <text:p>PLR Graph</text:p>
        </chart:title>
        <chart:legend chart:legend-position="end" svg:x="13.137cm" svg:y="3.457cm" style:legend-expansion="high" chart:style-name="ch3"/>
        <chart:plot-area chart:style-name="ch4" table:cell-range-address="Grid.A19:Grid.E23" chart:data-source-has-labels="column" svg:x="1.33cm" svg:y="1.275cm" svg:width="11.488cm" svg:height="6.57cm">
          <chart:coordinate-region svg:x="2.057cm" svg:y="1.474cm" svg:width="10.481cm" svg:height="5.724cm"/>
          <chart:axis chart:dimension="x" chart:name="primary-x" chart:style-name="ch5" chartooo:axis-type="auto">
            <chartooo:date-scale/>
            <chart:title svg:x="5.72cm" svg:y="8.025cm" chart:style-name="ch6">
              <text:p>Packet Loss Ratio</text:p>
            </chart:title>
            <chart:categories table:cell-range-address="Grid.A19:Grid.A23"/>
          </chart:axis>
          <chart:axis chart:dimension="y" chart:name="primary-y" chart:style-name="ch5">
            <chart:title svg:x="0.451cm" svg:y="5.014cm" chart:style-name="ch7">
              <text:p>Time </text:p>
            </chart:title>
            <chart:grid chart:style-name="ch8" chart:class="major"/>
          </chart:axis>
          <chart:series chart:style-name="ch9" chart:values-cell-range-address="Grid.B19:Grid.B23" chart:class="chart:line">
            <chart:data-point chart:repeated="5"/>
          </chart:series>
          <chart:series chart:style-name="ch10" chart:values-cell-range-address="Grid.C19:Grid.C23" chart:class="chart:line">
            <chart:data-point chart:repeated="5"/>
          </chart:series>
          <chart:series chart:style-name="ch11" chart:values-cell-range-address="Grid.D19:Grid.D23" chart:class="chart:line">
            <chart:data-point chart:repeated="5"/>
          </chart:series>
          <chart:series chart:style-name="ch12" chart:values-cell-range-address="Grid.E19:Grid.E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Grid.A19:Grid.A23</svg:desc>
                </draw:g>
              </table:table-cell>
              <table:table-cell office:value-type="float" office:value="2.120074">
                <text:p>2.120074</text:p>
                <draw:g>
                  <svg:desc>Grid.B19:Grid.B23</svg:desc>
                </draw:g>
              </table:table-cell>
              <table:table-cell office:value-type="float" office:value="2.120074">
                <text:p>2.120074</text:p>
                <draw:g>
                  <svg:desc>Grid.C19:Grid.C23</svg:desc>
                </draw:g>
              </table:table-cell>
              <table:table-cell office:value-type="float" office:value="2.141779">
                <text:p>2.141779</text:p>
                <draw:g>
                  <svg:desc>Grid.D19:Grid.D23</svg:desc>
                </draw:g>
              </table:table-cell>
              <table:table-cell office:value-type="float" office:value="2.992686">
                <text:p>2.992686</text:p>
                <draw:g>
                  <svg:desc>Grid.E19:Grid.E2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113848">
                <text:p>2.113848</text:p>
              </table:table-cell>
              <table:table-cell office:value-type="float" office:value="2.113848">
                <text:p>2.113848</text:p>
              </table:table-cell>
              <table:table-cell office:value-type="float" office:value="2.129149">
                <text:p>2.129149</text:p>
              </table:table-cell>
              <table:table-cell office:value-type="float" office:value="2.833494">
                <text:p>2.8334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113281">
                <text:p>2.113281</text:p>
              </table:table-cell>
              <table:table-cell office:value-type="float" office:value="2.113281">
                <text:p>2.113281</text:p>
              </table:table-cell>
              <table:table-cell office:value-type="float" office:value="2.117028">
                <text:p>2.117028</text:p>
              </table:table-cell>
              <table:table-cell office:value-type="float" office:value="2.833975">
                <text:p>2.8339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107443">
                <text:p>2.107443</text:p>
              </table:table-cell>
              <table:table-cell office:value-type="float" office:value="2.107443">
                <text:p>2.107443</text:p>
              </table:table-cell>
              <table:table-cell office:value-type="float" office:value="2.127679">
                <text:p>2.127679</text:p>
              </table:table-cell>
              <table:table-cell office:value-type="float" office:value="2.834619">
                <text:p>2.8346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125189">
                <text:p>2.125189</text:p>
              </table:table-cell>
              <table:table-cell office:value-type="float" office:value="2.125189">
                <text:p>2.125189</text:p>
              </table:table-cell>
              <table:table-cell office:value-type="float" office:value="2.128662">
                <text:p>2.128662</text:p>
              </table:table-cell>
              <table:table-cell office:value-type="float" office:value="2.836145">
                <text:p>2.83614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58cm" svg:height="9.351cm" xlink:href=".." xlink:type="simple" chart:class="chart:line" chart:style-name="ch1">
        <chart:title svg:x="6.105cm" svg:y="0.323cm" chart:style-name="ch2">
          <text:p>Overhead Graph</text:p>
        </chart:title>
        <chart:legend chart:legend-position="end" svg:x="12.806cm" svg:y="3.629cm" style:legend-expansion="high" chart:style-name="ch3"/>
        <chart:plot-area chart:style-name="ch4" table:cell-range-address="Grid.A25:Grid.E29" chart:data-source-has-labels="column" svg:x="1.324cm" svg:y="1.289cm" svg:width="11.169cm" svg:height="6.894cm">
          <chart:coordinate-region svg:x="2.422cm" svg:y="1.489cm" svg:width="9.791cm" svg:height="6.048cm"/>
          <chart:axis chart:dimension="x" chart:name="primary-x" chart:style-name="ch5" chartooo:axis-type="auto">
            <chartooo:date-scale/>
            <chart:title svg:x="6.136cm" svg:y="8.37cm" chart:style-name="ch6">
              <text:p>Overhead</text:p>
            </chart:title>
            <chart:categories table:cell-range-address="Grid.A25:Grid.A29"/>
          </chart:axis>
          <chart:axis chart:dimension="y" chart:name="primary-y" chart:style-name="ch5">
            <chart:title svg:x="0.451cm" svg:y="5.15cm" chart:style-name="ch7">
              <text:p>Time</text:p>
            </chart:title>
            <chart:grid chart:style-name="ch8" chart:class="major"/>
          </chart:axis>
          <chart:series chart:style-name="ch9" chart:values-cell-range-address="Grid.B25:Grid.B29" chart:class="chart:line">
            <chart:data-point chart:repeated="5"/>
          </chart:series>
          <chart:series chart:style-name="ch10" chart:values-cell-range-address="Grid.C25:Grid.C29" chart:class="chart:line">
            <chart:data-point chart:repeated="5"/>
          </chart:series>
          <chart:series chart:style-name="ch11" chart:values-cell-range-address="Grid.D25:Grid.D29" chart:class="chart:line">
            <chart:data-point chart:repeated="5"/>
          </chart:series>
          <chart:series chart:style-name="ch12" chart:values-cell-range-address="Grid.E25:Grid.E29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Grid.A25:Grid.A29</svg:desc>
                </draw:g>
              </table:table-cell>
              <table:table-cell office:value-type="float" office:value="0.498013">
                <text:p>0.498013</text:p>
                <draw:g>
                  <svg:desc>Grid.B25:Grid.B29</svg:desc>
                </draw:g>
              </table:table-cell>
              <table:table-cell office:value-type="float" office:value="0.498013">
                <text:p>0.498013</text:p>
                <draw:g>
                  <svg:desc>Grid.C25:Grid.C29</svg:desc>
                </draw:g>
              </table:table-cell>
              <table:table-cell office:value-type="float" office:value="0.484869">
                <text:p>0.484869</text:p>
                <draw:g>
                  <svg:desc>Grid.D25:Grid.D29</svg:desc>
                </draw:g>
              </table:table-cell>
              <table:table-cell office:value-type="float" office:value="0.485116">
                <text:p>0.485116</text:p>
                <draw:g>
                  <svg:desc>Grid.E25:Grid.E2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00058">
                <text:p>0.500058</text:p>
              </table:table-cell>
              <table:table-cell office:value-type="float" office:value="0.500058">
                <text:p>0.500058</text:p>
              </table:table-cell>
              <table:table-cell office:value-type="float" office:value="0.500058">
                <text:p>0.500058</text:p>
              </table:table-cell>
              <table:table-cell office:value-type="float" office:value="0.49623">
                <text:p>0.496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99899">
                <text:p>0.499899</text:p>
              </table:table-cell>
              <table:table-cell office:value-type="float" office:value="0.499899">
                <text:p>0.499899</text:p>
              </table:table-cell>
              <table:table-cell office:value-type="float" office:value="0.499993">
                <text:p>0.499993</text:p>
              </table:table-cell>
              <table:table-cell office:value-type="float" office:value="0.49629">
                <text:p>0.496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00065">
                <text:p>0.500065</text:p>
              </table:table-cell>
              <table:table-cell office:value-type="float" office:value="0.500065">
                <text:p>0.500065</text:p>
              </table:table-cell>
              <table:table-cell office:value-type="float" office:value="0.499949">
                <text:p>0.499949</text:p>
              </table:table-cell>
              <table:table-cell office:value-type="float" office:value="0.496222">
                <text:p>0.4962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9942">
                <text:p>0.499942</text:p>
              </table:table-cell>
              <table:table-cell office:value-type="float" office:value="0.499942">
                <text:p>0.499942</text:p>
              </table:table-cell>
              <table:table-cell office:value-type="float" office:value="0.500007">
                <text:p>0.500007</text:p>
              </table:table-cell>
              <table:table-cell office:value-type="float" office:value="0.496302">
                <text:p>0.4963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46cm" svg:height="8.61cm" xlink:href=".." xlink:type="simple" chart:class="chart:line" chart:style-name="ch1">
        <chart:title svg:x="5.502cm" svg:y="0.308cm" chart:style-name="ch2">
          <text:p>PDR Graph</text:p>
        </chart:title>
        <chart:legend chart:legend-position="end" svg:x="10.911cm" svg:y="3.259cm" style:legend-expansion="high" chart:style-name="ch3"/>
        <chart:plot-area chart:style-name="ch4" table:cell-range-address="LInear.A13:LInear.E17" chart:data-source-has-labels="both" svg:x="1.279cm" svg:y="1.259cm" svg:width="9.364cm" svg:height="6.198cm">
          <chart:coordinate-region svg:x="2.377cm" svg:y="1.458cm" svg:width="7.986cm" svg:height="5.352cm"/>
          <chart:axis chart:dimension="x" chart:name="primary-x" chart:style-name="ch5" chartooo:axis-type="auto">
            <chartooo:date-scale/>
            <chart:title svg:x="4.356cm" svg:y="7.629cm" chart:style-name="ch6">
              <text:p>Packet Delivery Ratio</text:p>
            </chart:title>
            <chart:categories table:cell-range-address="LInear.A13:LInear.A17"/>
          </chart:axis>
          <chart:axis chart:dimension="y" chart:name="primary-y" chart:style-name="ch5">
            <chart:title svg:x="0.451cm" svg:y="5.606cm" chart:style-name="ch7">
              <text:p>Time Consumed</text:p>
            </chart:title>
            <chart:grid chart:style-name="ch8" chart:class="major"/>
          </chart:axis>
          <chart:series chart:style-name="ch9" chart:values-cell-range-address="LInear.B13:LInear.B17" loext:label-string="static" chart:class="chart:line">
            <chart:data-point chart:repeated="5"/>
          </chart:series>
          <chart:series chart:style-name="ch10" chart:values-cell-range-address="LInear.C13:LInear.C17" loext:label-string="session" chart:class="chart:line">
            <chart:data-point chart:repeated="5"/>
          </chart:series>
          <chart:series chart:style-name="ch11" chart:values-cell-range-address="LInear.D13:LInear.D17" loext:label-string="ls" chart:class="chart:line">
            <chart:data-point chart:repeated="5"/>
          </chart:series>
          <chart:series chart:style-name="ch12" chart:values-cell-range-address="LInear.E13:LInear.E17" loext:label-string="dvr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session</text:p>
              </table:table-cell>
              <table:table-cell office:value-type="string">
                <text:p>ls</text:p>
              </table:table-cell>
              <table:table-cell office:value-type="string">
                <text:p>dvr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Inear.A13:LInear.A17</svg:desc>
                </draw:g>
              </table:table-cell>
              <table:table-cell office:value-type="float" office:value="0.502635">
                <text:p>0.502635</text:p>
                <draw:g>
                  <svg:desc>LInear.B13:LInear.B17</svg:desc>
                </draw:g>
              </table:table-cell>
              <table:table-cell office:value-type="float" office:value="0.502635">
                <text:p>0.502635</text:p>
                <draw:g>
                  <svg:desc>LInear.C13:LInear.C17</svg:desc>
                </draw:g>
              </table:table-cell>
              <table:table-cell office:value-type="float" office:value="0.498094">
                <text:p>0.498094</text:p>
                <draw:g>
                  <svg:desc>LInear.D13:LInear.D17</svg:desc>
                </draw:g>
              </table:table-cell>
              <table:table-cell office:value-type="float" office:value="0.495501">
                <text:p>0.495501</text:p>
                <draw:g>
                  <svg:desc>LInear.E13:LInear.E1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99626">
                <text:p>0.499626</text:p>
              </table:table-cell>
              <table:table-cell office:value-type="float" office:value="0.499626">
                <text:p>0.499626</text:p>
              </table:table-cell>
              <table:table-cell office:value-type="float" office:value="0.499938">
                <text:p>0.499938</text:p>
              </table:table-cell>
              <table:table-cell office:value-type="float" office:value="0.495913">
                <text:p>0.4959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9975">
                <text:p>0.49975</text:p>
              </table:table-cell>
              <table:table-cell office:value-type="float" office:value="0.49975">
                <text:p>0.49975</text:p>
              </table:table-cell>
              <table:table-cell office:value-type="float" office:value="0.499896">
                <text:p>0.499896</text:p>
              </table:table-cell>
              <table:table-cell office:value-type="float" office:value="0.496449">
                <text:p>0.4964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00125">
                <text:p>0.500125</text:p>
              </table:table-cell>
              <table:table-cell office:value-type="float" office:value="0.500125">
                <text:p>0.500125</text:p>
              </table:table-cell>
              <table:table-cell office:value-type="float" office:value="0.500125">
                <text:p>0.500125</text:p>
              </table:table-cell>
              <table:table-cell office:value-type="float" office:value="0.49651">
                <text:p>0.496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9979">
                <text:p>0.499979</text:p>
              </table:table-cell>
              <table:table-cell office:value-type="float" office:value="0.499979">
                <text:p>0.499979</text:p>
              </table:table-cell>
              <table:table-cell office:value-type="float" office:value="0.50025">
                <text:p>0.50025</text:p>
              </table:table-cell>
              <table:table-cell office:value-type="float" office:value="0.496552">
                <text:p>0.4965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6.813cm" svg:y="0.316cm" chart:style-name="ch2">
          <text:p>PLR Graph</text:p>
        </chart:title>
        <chart:legend chart:legend-position="end" svg:x="13.137cm" svg:y="3.457cm" style:legend-expansion="high" chart:style-name="ch3"/>
        <chart:plot-area chart:style-name="ch4" table:cell-range-address="LInear.A19:LInear.E23" chart:data-source-has-labels="column" svg:x="1.33cm" svg:y="1.275cm" svg:width="11.488cm" svg:height="6.57cm">
          <chart:coordinate-region svg:x="2.057cm" svg:y="1.475cm" svg:width="10.481cm" svg:height="5.723cm"/>
          <chart:axis chart:dimension="x" chart:name="primary-x" chart:style-name="ch5" chartooo:axis-type="auto">
            <chartooo:date-scale/>
            <chart:title svg:x="5.72cm" svg:y="8.025cm" chart:style-name="ch6">
              <text:p>Packet Loss Ratio</text:p>
            </chart:title>
            <chart:categories table:cell-range-address="LInear.A19:LInear.A23"/>
          </chart:axis>
          <chart:axis chart:dimension="y" chart:name="primary-y" chart:style-name="ch5">
            <chart:title svg:x="0.451cm" svg:y="5.014cm" chart:style-name="ch7">
              <text:p>Time </text:p>
            </chart:title>
            <chart:grid chart:style-name="ch8" chart:class="major"/>
          </chart:axis>
          <chart:series chart:style-name="ch9" chart:values-cell-range-address="LInear.B19:LInear.B23" chart:class="chart:line">
            <chart:data-point chart:repeated="5"/>
          </chart:series>
          <chart:series chart:style-name="ch10" chart:values-cell-range-address="LInear.C19:LInear.C23" chart:class="chart:line">
            <chart:data-point chart:repeated="5"/>
          </chart:series>
          <chart:series chart:style-name="ch11" chart:values-cell-range-address="LInear.D19:LInear.D23" chart:class="chart:line">
            <chart:data-point chart:repeated="5"/>
          </chart:series>
          <chart:series chart:style-name="ch12" chart:values-cell-range-address="LInear.E19:LInear.E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Inear.A19:LInear.A23</svg:desc>
                </draw:g>
              </table:table-cell>
              <table:table-cell office:value-type="float" office:value="4.330882">
                <text:p>4.330882</text:p>
                <draw:g>
                  <svg:desc>LInear.B19:LInear.B23</svg:desc>
                </draw:g>
              </table:table-cell>
              <table:table-cell office:value-type="float" office:value="4.330882">
                <text:p>4.330882</text:p>
                <draw:g>
                  <svg:desc>LInear.C19:LInear.C23</svg:desc>
                </draw:g>
              </table:table-cell>
              <table:table-cell office:value-type="float" office:value="3.859524">
                <text:p>3.859524</text:p>
                <draw:g>
                  <svg:desc>LInear.D19:LInear.D23</svg:desc>
                </draw:g>
              </table:table-cell>
              <table:table-cell office:value-type="float" office:value="3.816901">
                <text:p>3.816901</text:p>
                <draw:g>
                  <svg:desc>LInear.E19:LInear.E2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00625">
                <text:p>4.00625</text:p>
              </table:table-cell>
              <table:table-cell office:value-type="float" office:value="4.00625">
                <text:p>4.00625</text:p>
              </table:table-cell>
              <table:table-cell office:value-type="float" office:value="3.977226">
                <text:p>3.977226</text:p>
              </table:table-cell>
              <table:table-cell office:value-type="float" office:value="3.910931">
                <text:p>3.9109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010417">
                <text:p>4.010417</text:p>
              </table:table-cell>
              <table:table-cell office:value-type="float" office:value="4.010417">
                <text:p>4.010417</text:p>
              </table:table-cell>
              <table:table-cell office:value-type="float" office:value="3.975155">
                <text:p>3.975155</text:p>
              </table:table-cell>
              <table:table-cell office:value-type="float" office:value="3.910931">
                <text:p>3.9109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010417">
                <text:p>4.010417</text:p>
              </table:table-cell>
              <table:table-cell office:value-type="float" office:value="4.010417">
                <text:p>4.010417</text:p>
              </table:table-cell>
              <table:table-cell office:value-type="float" office:value="3.995851">
                <text:p>3.995851</text:p>
              </table:table-cell>
              <table:table-cell office:value-type="float" office:value="3.953061">
                <text:p>3.9530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008333">
                <text:p>4.008333</text:p>
              </table:table-cell>
              <table:table-cell office:value-type="float" office:value="4.008333">
                <text:p>4.008333</text:p>
              </table:table-cell>
              <table:table-cell office:value-type="float" office:value="3.981328">
                <text:p>3.981328</text:p>
              </table:table-cell>
              <table:table-cell office:value-type="float" office:value="3.902834">
                <text:p>3.902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58cm" svg:height="9.351cm" xlink:href=".." xlink:type="simple" chart:class="chart:line" chart:style-name="ch1">
        <chart:title svg:x="6.105cm" svg:y="0.323cm" chart:style-name="ch2">
          <text:p>Overhead Graph</text:p>
        </chart:title>
        <chart:legend chart:legend-position="end" svg:x="12.806cm" svg:y="3.629cm" style:legend-expansion="high" chart:style-name="ch3"/>
        <chart:plot-area chart:style-name="ch4" table:cell-range-address="LInear.A25:LInear.E29" chart:data-source-has-labels="column" svg:x="1.324cm" svg:y="1.289cm" svg:width="11.169cm" svg:height="6.894cm">
          <chart:coordinate-region svg:x="2.422cm" svg:y="1.489cm" svg:width="9.791cm" svg:height="6.048cm"/>
          <chart:axis chart:dimension="x" chart:name="primary-x" chart:style-name="ch5" chartooo:axis-type="auto">
            <chartooo:date-scale/>
            <chart:title svg:x="6.136cm" svg:y="8.37cm" chart:style-name="ch6">
              <text:p>Overhead</text:p>
            </chart:title>
            <chart:categories table:cell-range-address="LInear.A25:LInear.A29"/>
          </chart:axis>
          <chart:axis chart:dimension="y" chart:name="primary-y" chart:style-name="ch5">
            <chart:title svg:x="0.451cm" svg:y="5.15cm" chart:style-name="ch7">
              <text:p>Time</text:p>
            </chart:title>
            <chart:grid chart:style-name="ch8" chart:class="major"/>
          </chart:axis>
          <chart:series chart:style-name="ch9" chart:values-cell-range-address="LInear.B25:LInear.B29" chart:class="chart:line">
            <chart:data-point chart:repeated="5"/>
          </chart:series>
          <chart:series chart:style-name="ch10" chart:values-cell-range-address="LInear.C25:LInear.C29" chart:class="chart:line">
            <chart:data-point chart:repeated="5"/>
          </chart:series>
          <chart:series chart:style-name="ch11" chart:values-cell-range-address="LInear.D25:LInear.D29" chart:class="chart:line">
            <chart:data-point chart:repeated="5"/>
          </chart:series>
          <chart:series chart:style-name="ch12" chart:values-cell-range-address="LInear.E25:LInear.E29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Inear.A25:LInear.A29</svg:desc>
                </draw:g>
              </table:table-cell>
              <table:table-cell office:value-type="float" office:value="0.493588">
                <text:p>0.493588</text:p>
                <draw:g>
                  <svg:desc>LInear.B25:LInear.B29</svg:desc>
                </draw:g>
              </table:table-cell>
              <table:table-cell office:value-type="float" office:value="0.493588">
                <text:p>0.493588</text:p>
                <draw:g>
                  <svg:desc>LInear.C25:LInear.C29</svg:desc>
                </draw:g>
              </table:table-cell>
              <table:table-cell office:value-type="float" office:value="0.488514">
                <text:p>0.488514</text:p>
                <draw:g>
                  <svg:desc>LInear.D25:LInear.D29</svg:desc>
                </draw:g>
              </table:table-cell>
              <table:table-cell office:value-type="float" office:value="0.486552">
                <text:p>0.486552</text:p>
                <draw:g>
                  <svg:desc>LInear.E25:LInear.E2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00416">
                <text:p>0.500416</text:p>
              </table:table-cell>
              <table:table-cell office:value-type="float" office:value="0.500416">
                <text:p>0.500416</text:p>
              </table:table-cell>
              <table:table-cell office:value-type="float" office:value="0.500104">
                <text:p>0.500104</text:p>
              </table:table-cell>
              <table:table-cell office:value-type="float" office:value="0.496285">
                <text:p>0.4962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00083">
                <text:p>0.500083</text:p>
              </table:table-cell>
              <table:table-cell office:value-type="float" office:value="0.500083">
                <text:p>0.500083</text:p>
              </table:table-cell>
              <table:table-cell office:value-type="float" office:value="0.500062">
                <text:p>0.500062</text:p>
              </table:table-cell>
              <table:table-cell office:value-type="float" office:value="0.496036">
                <text:p>0.4960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99875">
                <text:p>0.499875</text:p>
              </table:table-cell>
              <table:table-cell office:value-type="float" office:value="0.499875">
                <text:p>0.499875</text:p>
              </table:table-cell>
              <table:table-cell office:value-type="float" office:value="0.499792">
                <text:p>0.499792</text:p>
              </table:table-cell>
              <table:table-cell office:value-type="float" office:value="0.496221">
                <text:p>0.4962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0021">
                <text:p>0.500021</text:p>
              </table:table-cell>
              <table:table-cell office:value-type="float" office:value="0.500021">
                <text:p>0.500021</text:p>
              </table:table-cell>
              <table:table-cell office:value-type="float" office:value="0.499709">
                <text:p>0.499709</text:p>
              </table:table-cell>
              <table:table-cell office:value-type="float" office:value="0.495974">
                <text:p>0.4959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73cm" svg:height="5.738cm" xlink:href=".." xlink:type="simple" chart:class="chart:line" chart:style-name="ch1">
        <chart:title svg:x="3.864cm" svg:y="0.25cm" chart:style-name="ch2">
          <text:p>Energy Consumption Graph</text:p>
        </chart:title>
        <chart:legend chart:legend-position="end" svg:x="10.838cm" svg:y="1.823cm" style:legend-expansion="high" chart:style-name="ch3"/>
        <chart:plot-area chart:style-name="ch4" table:cell-range-address="Random.A7:Random.E11" chart:data-source-has-labels="both" svg:x="1.278cm" svg:y="1.143cm" svg:width="9.293cm" svg:height="3.5cm">
          <chart:coordinate-region svg:x="2.27cm" svg:y="1.343cm" svg:width="8.021cm" svg:height="2.653cm"/>
          <chart:axis chart:dimension="x" chart:name="primary-x" chart:style-name="ch5" chartooo:axis-type="auto">
            <chartooo:date-scale/>
            <chart:title svg:x="4.517cm" svg:y="4.757cm" chart:style-name="ch6">
              <text:p>Energy Consumed</text:p>
            </chart:title>
            <chart:categories table:cell-range-address="Random.A7:Random.A11"/>
          </chart:axis>
          <chart:axis chart:dimension="y" chart:name="primary-y" chart:style-name="ch5">
            <chart:title svg:x="0.506cm" svg:y="3.333cm" chart:style-name="ch7">
              <text:p>Time</text:p>
            </chart:title>
            <chart:grid chart:style-name="ch8" chart:class="major"/>
          </chart:axis>
          <chart:series chart:style-name="ch9" chart:values-cell-range-address="Random.B7:Random.B11" loext:label-string="static" chart:class="chart:line">
            <chart:data-point chart:repeated="5"/>
          </chart:series>
          <chart:series chart:style-name="ch10" chart:values-cell-range-address="Random.C7:Random.C11" loext:label-string="session" chart:class="chart:line">
            <chart:data-point chart:repeated="5"/>
          </chart:series>
          <chart:series chart:style-name="ch11" chart:values-cell-range-address="Random.D7:Random.D11" loext:label-string="ls" chart:class="chart:line">
            <chart:data-point chart:repeated="5"/>
          </chart:series>
          <chart:series chart:style-name="ch12" chart:values-cell-range-address="Random.E7:Random.E11" loext:label-string="dvr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session</text:p>
              </table:table-cell>
              <table:table-cell office:value-type="string">
                <text:p>ls</text:p>
              </table:table-cell>
              <table:table-cell office:value-type="string">
                <text:p>dvr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Random.A7:Random.A11</svg:desc>
                </draw:g>
              </table:table-cell>
              <table:table-cell office:value-type="float" office:value="7.296">
                <text:p>7.296</text:p>
                <draw:g>
                  <svg:desc>Random.B7:Random.B11</svg:desc>
                </draw:g>
              </table:table-cell>
              <table:table-cell office:value-type="float" office:value="3.5872">
                <text:p>3.5872</text:p>
                <draw:g>
                  <svg:desc>Random.C7:Random.C11</svg:desc>
                </draw:g>
              </table:table-cell>
              <table:table-cell office:value-type="float" office:value="2.9376">
                <text:p>2.9376</text:p>
                <draw:g>
                  <svg:desc>Random.D7:Random.D11</svg:desc>
                </draw:g>
              </table:table-cell>
              <table:table-cell office:value-type="float" office:value="163.1232">
                <text:p>163.1232</text:p>
                <draw:g>
                  <svg:desc>Random.E7:Random.E1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6944">
                <text:p>14.6944</text:p>
              </table:table-cell>
              <table:table-cell office:value-type="float" office:value="7.2448">
                <text:p>7.2448</text:p>
              </table:table-cell>
              <table:table-cell office:value-type="float" office:value="6.4704">
                <text:p>6.4704</text:p>
              </table:table-cell>
              <table:table-cell office:value-type="float" office:value="370.49">
                <text:p>370.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0896">
                <text:p>22.0896</text:p>
              </table:table-cell>
              <table:table-cell office:value-type="float" office:value="10.9024">
                <text:p>10.9024</text:p>
              </table:table-cell>
              <table:table-cell office:value-type="float" office:value="10.0064">
                <text:p>10.0064</text:p>
              </table:table-cell>
              <table:table-cell office:value-type="float" office:value="577.9444">
                <text:p>577.94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.488">
                <text:p>29.488</text:p>
              </table:table-cell>
              <table:table-cell office:value-type="float" office:value="14.5632">
                <text:p>14.5632</text:p>
              </table:table-cell>
              <table:table-cell office:value-type="float" office:value="13.5392">
                <text:p>13.5392</text:p>
              </table:table-cell>
              <table:table-cell office:value-type="float" office:value="785.3956">
                <text:p>785.39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.8832">
                <text:p>36.8832</text:p>
              </table:table-cell>
              <table:table-cell office:value-type="float" office:value="18.2208">
                <text:p>18.2208</text:p>
              </table:table-cell>
              <table:table-cell office:value-type="float" office:value="17.0752">
                <text:p>17.0752</text:p>
              </table:table-cell>
              <table:table-cell office:value-type="float" office:value="992.8436">
                <text:p>992.8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46cm" svg:height="8.61cm" xlink:href=".." xlink:type="simple" chart:class="chart:line" chart:style-name="ch1">
        <chart:title svg:x="5.502cm" svg:y="0.308cm" chart:style-name="ch2">
          <text:p>PDR Graph</text:p>
        </chart:title>
        <chart:legend chart:legend-position="end" svg:x="10.911cm" svg:y="3.259cm" style:legend-expansion="high" chart:style-name="ch3"/>
        <chart:plot-area chart:style-name="ch4" table:cell-range-address="Random.A13:Random.E17" chart:data-source-has-labels="both" svg:x="1.279cm" svg:y="1.259cm" svg:width="9.364cm" svg:height="6.198cm">
          <chart:coordinate-region svg:x="2.006cm" svg:y="1.458cm" svg:width="8.357cm" svg:height="5.352cm"/>
          <chart:axis chart:dimension="x" chart:name="primary-x" chart:style-name="ch5" chartooo:axis-type="auto">
            <chartooo:date-scale/>
            <chart:title svg:x="4.356cm" svg:y="7.629cm" chart:style-name="ch6">
              <text:p>Packet Delivery Ratio</text:p>
            </chart:title>
            <chart:categories table:cell-range-address="Random.A13:Random.A17"/>
          </chart:axis>
          <chart:axis chart:dimension="y" chart:name="primary-y" chart:style-name="ch5">
            <chart:title svg:x="0.451cm" svg:y="5.606cm" chart:style-name="ch7">
              <text:p>Time Consumed</text:p>
            </chart:title>
            <chart:grid chart:style-name="ch8" chart:class="major"/>
          </chart:axis>
          <chart:series chart:style-name="ch9" chart:values-cell-range-address="Random.B13:Random.B17" loext:label-string="static" chart:class="chart:line">
            <chart:data-point chart:repeated="5"/>
          </chart:series>
          <chart:series chart:style-name="ch10" chart:values-cell-range-address="Random.C13:Random.C17" loext:label-string="session" chart:class="chart:line">
            <chart:data-point chart:repeated="5"/>
          </chart:series>
          <chart:series chart:style-name="ch11" chart:values-cell-range-address="Random.D13:Random.D17" loext:label-string="ls" chart:class="chart:line">
            <chart:data-point chart:repeated="5"/>
          </chart:series>
          <chart:series chart:style-name="ch12" chart:values-cell-range-address="Random.E13:Random.E17" loext:label-string="dvr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session</text:p>
              </table:table-cell>
              <table:table-cell office:value-type="string">
                <text:p>ls</text:p>
              </table:table-cell>
              <table:table-cell office:value-type="string">
                <text:p>dvr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Random.A13:Random.A17</svg:desc>
                </draw:g>
              </table:table-cell>
              <table:table-cell office:value-type="float" office:value="1.440761">
                <text:p>1.440761</text:p>
                <draw:g>
                  <svg:desc>Random.B13:Random.B17</svg:desc>
                </draw:g>
              </table:table-cell>
              <table:table-cell office:value-type="float" office:value="1.20079">
                <text:p>1.20079</text:p>
                <draw:g>
                  <svg:desc>Random.C13:Random.C17</svg:desc>
                </draw:g>
              </table:table-cell>
              <table:table-cell office:value-type="float" office:value="1.18435">
                <text:p>1.18435</text:p>
                <draw:g>
                  <svg:desc>Random.D13:Random.D17</svg:desc>
                </draw:g>
              </table:table-cell>
              <table:table-cell office:value-type="float" office:value="1.472879">
                <text:p>1.472879</text:p>
                <draw:g>
                  <svg:desc>Random.E13:Random.E1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47362">
                <text:p>1.447362</text:p>
              </table:table-cell>
              <table:table-cell office:value-type="float" office:value="1.205507">
                <text:p>1.205507</text:p>
              </table:table-cell>
              <table:table-cell office:value-type="float" office:value="1.225506">
                <text:p>1.225506</text:p>
              </table:table-cell>
              <table:table-cell office:value-type="float" office:value="1.499034">
                <text:p>1.499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47474">
                <text:p>1.447474</text:p>
              </table:table-cell>
              <table:table-cell office:value-type="float" office:value="1.20558">
                <text:p>1.20558</text:p>
              </table:table-cell>
              <table:table-cell office:value-type="float" office:value="1.225695">
                <text:p>1.225695</text:p>
              </table:table-cell>
              <table:table-cell office:value-type="float" office:value="1.498663">
                <text:p>1.4986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447329">
                <text:p>1.447329</text:p>
              </table:table-cell>
              <table:table-cell office:value-type="float" office:value="1.205298">
                <text:p>1.205298</text:p>
              </table:table-cell>
              <table:table-cell office:value-type="float" office:value="1.225419">
                <text:p>1.225419</text:p>
              </table:table-cell>
              <table:table-cell office:value-type="float" office:value="1.499319">
                <text:p>1.4993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447432">
                <text:p>1.447432</text:p>
              </table:table-cell>
              <table:table-cell office:value-type="float" office:value="1.205602">
                <text:p>1.205602</text:p>
              </table:table-cell>
              <table:table-cell office:value-type="float" office:value="1.225736">
                <text:p>1.225736</text:p>
              </table:table-cell>
              <table:table-cell office:value-type="float" office:value="1.498898">
                <text:p>1.4988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6.813cm" svg:y="0.316cm" chart:style-name="ch2">
          <text:p>PLR Graph</text:p>
        </chart:title>
        <chart:legend chart:legend-position="end" svg:x="13.137cm" svg:y="3.457cm" style:legend-expansion="high" chart:style-name="ch3"/>
        <chart:plot-area chart:style-name="ch4" table:cell-range-address="Random.A19:Random.E23" chart:data-source-has-labels="column" svg:x="1.33cm" svg:y="1.275cm" svg:width="11.488cm" svg:height="6.57cm">
          <chart:coordinate-region svg:x="2.057cm" svg:y="1.474cm" svg:width="10.481cm" svg:height="5.724cm"/>
          <chart:axis chart:dimension="x" chart:name="primary-x" chart:style-name="ch5" chartooo:axis-type="auto">
            <chartooo:date-scale/>
            <chart:title svg:x="5.72cm" svg:y="8.025cm" chart:style-name="ch6">
              <text:p>Packet Loss Ratio</text:p>
            </chart:title>
            <chart:categories table:cell-range-address="Random.A19:Random.A23"/>
          </chart:axis>
          <chart:axis chart:dimension="y" chart:name="primary-y" chart:style-name="ch5">
            <chart:title svg:x="0.451cm" svg:y="5.014cm" chart:style-name="ch7">
              <text:p>Time </text:p>
            </chart:title>
            <chart:grid chart:style-name="ch8" chart:class="major"/>
          </chart:axis>
          <chart:series chart:style-name="ch9" chart:values-cell-range-address="Random.B19:Random.B23" chart:class="chart:line">
            <chart:data-point chart:repeated="5"/>
          </chart:series>
          <chart:series chart:style-name="ch10" chart:values-cell-range-address="Random.C19:Random.C23" chart:class="chart:line">
            <chart:data-point chart:repeated="5"/>
          </chart:series>
          <chart:series chart:style-name="ch11" chart:values-cell-range-address="Random.D19:Random.D23" chart:class="chart:line">
            <chart:data-point chart:repeated="5"/>
          </chart:series>
          <chart:series chart:style-name="ch12" chart:values-cell-range-address="Random.E19:Random.E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Random.A19:Random.A23</svg:desc>
                </draw:g>
              </table:table-cell>
              <table:table-cell office:value-type="float" office:value="1.026522">
                <text:p>1.026522</text:p>
                <draw:g>
                  <svg:desc>Random.B19:Random.B23</svg:desc>
                </draw:g>
              </table:table-cell>
              <table:table-cell office:value-type="float" office:value="2.208589">
                <text:p>2.208589</text:p>
                <draw:g>
                  <svg:desc>Random.C19:Random.C23</svg:desc>
                </draw:g>
              </table:table-cell>
              <table:table-cell office:value-type="float" office:value="0.460317">
                <text:p>0.460317</text:p>
                <draw:g>
                  <svg:desc>Random.D19:Random.D23</svg:desc>
                </draw:g>
              </table:table-cell>
              <table:table-cell office:value-type="float" office:value="0.364284">
                <text:p>0.364284</text:p>
                <draw:g>
                  <svg:desc>Random.E19:Random.E2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3936">
                <text:p>1.03936</text:p>
              </table:table-cell>
              <table:table-cell office:value-type="float" office:value="2.206474">
                <text:p>2.206474</text:p>
              </table:table-cell>
              <table:table-cell office:value-type="float" office:value="0.571558">
                <text:p>0.571558</text:p>
              </table:table-cell>
              <table:table-cell office:value-type="float" office:value="0.368731">
                <text:p>0.3687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40675">
                <text:p>1.040675</text:p>
              </table:table-cell>
              <table:table-cell office:value-type="float" office:value="2.20385">
                <text:p>2.20385</text:p>
              </table:table-cell>
              <table:table-cell office:value-type="float" office:value="0.563801">
                <text:p>0.563801</text:p>
              </table:table-cell>
              <table:table-cell office:value-type="float" office:value="0.368429">
                <text:p>0.3684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38927">
                <text:p>1.038927</text:p>
              </table:table-cell>
              <table:table-cell office:value-type="float" office:value="2.201923">
                <text:p>2.201923</text:p>
              </table:table-cell>
              <table:table-cell office:value-type="float" office:value="0.572464">
                <text:p>0.572464</text:p>
              </table:table-cell>
              <table:table-cell office:value-type="float" office:value="0.368625">
                <text:p>0.3686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041108">
                <text:p>1.041108</text:p>
              </table:table-cell>
              <table:table-cell office:value-type="float" office:value="2.204724">
                <text:p>2.204724</text:p>
              </table:table-cell>
              <table:table-cell office:value-type="float" office:value="0.563801">
                <text:p>0.563801</text:p>
              </table:table-cell>
              <table:table-cell office:value-type="float" office:value="0.368534">
                <text:p>0.3685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58cm" svg:height="9.351cm" xlink:href=".." xlink:type="simple" chart:class="chart:line" chart:style-name="ch1">
        <chart:title svg:x="6.105cm" svg:y="0.323cm" chart:style-name="ch2">
          <text:p>Overhead Graph</text:p>
        </chart:title>
        <chart:legend chart:legend-position="end" svg:x="12.806cm" svg:y="3.629cm" style:legend-expansion="high" chart:style-name="ch3"/>
        <chart:plot-area chart:style-name="ch4" table:cell-range-address="LInear.A25:LInear.A29 Random.B25:Random.E29" chart:data-source-has-labels="column" svg:x="1.324cm" svg:y="1.289cm" svg:width="11.169cm" svg:height="6.894cm">
          <chart:coordinate-region svg:x="2.422cm" svg:y="1.488cm" svg:width="9.791cm" svg:height="6.048cm"/>
          <chart:axis chart:dimension="x" chart:name="primary-x" chart:style-name="ch5" chartooo:axis-type="auto">
            <chartooo:date-scale/>
            <chart:title svg:x="6.136cm" svg:y="8.37cm" chart:style-name="ch6">
              <text:p>Overhead</text:p>
            </chart:title>
            <chart:categories table:cell-range-address="LInear.A25:LInear.A29"/>
          </chart:axis>
          <chart:axis chart:dimension="y" chart:name="primary-y" chart:style-name="ch5">
            <chart:title svg:x="0.451cm" svg:y="5.15cm" chart:style-name="ch7">
              <text:p>Time</text:p>
            </chart:title>
            <chart:grid chart:style-name="ch8" chart:class="major"/>
          </chart:axis>
          <chart:series chart:style-name="ch9" chart:values-cell-range-address="Random.B25:Random.B29" chart:class="chart:line">
            <chart:data-point chart:repeated="5"/>
          </chart:series>
          <chart:series chart:style-name="ch10" chart:values-cell-range-address="Random.C25:Random.C29" chart:class="chart:line">
            <chart:data-point chart:repeated="5"/>
          </chart:series>
          <chart:series chart:style-name="ch11" chart:values-cell-range-address="Random.D25:Random.D29" chart:class="chart:line">
            <chart:data-point chart:repeated="5"/>
          </chart:series>
          <chart:series chart:style-name="ch12" chart:values-cell-range-address="Random.E25:Random.E29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Inear.A25:LInear.A29</svg:desc>
                </draw:g>
              </table:table-cell>
              <table:table-cell office:value-type="float" office:value="0.49892">
                <text:p>0.49892</text:p>
                <draw:g>
                  <svg:desc>Random.B25:Random.B29</svg:desc>
                </draw:g>
              </table:table-cell>
              <table:table-cell office:value-type="float" office:value="0.497837">
                <text:p>0.497837</text:p>
                <draw:g>
                  <svg:desc>Random.C25:Random.C29</svg:desc>
                </draw:g>
              </table:table-cell>
              <table:table-cell office:value-type="float" office:value="0.481022">
                <text:p>0.481022</text:p>
                <draw:g>
                  <svg:desc>Random.D25:Random.D29</svg:desc>
                </draw:g>
              </table:table-cell>
              <table:table-cell office:value-type="float" office:value="0.490464">
                <text:p>0.490464</text:p>
                <draw:g>
                  <svg:desc>Random.E25:Random.E2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00008">
                <text:p>0.500008</text:p>
              </table:table-cell>
              <table:table-cell office:value-type="float" office:value="0.500029">
                <text:p>0.500029</text:p>
              </table:table-cell>
              <table:table-cell office:value-type="float" office:value="0.49995">
                <text:p>0.49995</text:p>
              </table:table-cell>
              <table:table-cell office:value-type="float" office:value="0.496241">
                <text:p>0.4962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0004">
                <text:p>0.50004</text:p>
              </table:table-cell>
              <table:table-cell office:value-type="float" office:value="0.500012">
                <text:p>0.500012</text:p>
              </table:table-cell>
              <table:table-cell office:value-type="float" office:value="0.50003">
                <text:p>0.50003</text:p>
              </table:table-cell>
              <table:table-cell office:value-type="float" office:value="0.496371">
                <text:p>0.4963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99988">
                <text:p>0.499988</text:p>
              </table:table-cell>
              <table:table-cell office:value-type="float" office:value="0.499988">
                <text:p>0.499988</text:p>
              </table:table-cell>
              <table:table-cell office:value-type="float" office:value="0.499995">
                <text:p>0.499995</text:p>
              </table:table-cell>
              <table:table-cell office:value-type="float" office:value="0.496314">
                <text:p>0.4963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9964">
                <text:p>0.499964</text:p>
              </table:table-cell>
              <table:table-cell office:value-type="float" office:value="0.499965">
                <text:p>0.499965</text:p>
              </table:table-cell>
              <table:table-cell office:value-type="float" office:value="0.500005">
                <text:p>0.500005</text:p>
              </table:table-cell>
              <table:table-cell office:value-type="float" office:value="0.496277">
                <text:p>0.4962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73cm" svg:height="5.738cm" xlink:href=".." xlink:type="simple" chart:class="chart:line" chart:style-name="ch1">
        <chart:title svg:x="3.864cm" svg:y="0.25cm" chart:style-name="ch2">
          <text:p>Energy Consumption Graph</text:p>
        </chart:title>
        <chart:legend chart:legend-position="end" svg:x="10.838cm" svg:y="1.823cm" style:legend-expansion="high" chart:style-name="ch3"/>
        <chart:plot-area chart:style-name="ch4" table:cell-range-address="Grid.A7:Grid.E11" chart:data-source-has-labels="both" svg:x="1.278cm" svg:y="1.143cm" svg:width="9.293cm" svg:height="3.5cm">
          <chart:coordinate-region svg:x="2.085cm" svg:y="1.343cm" svg:width="8.206cm" svg:height="2.653cm"/>
          <chart:axis chart:dimension="x" chart:name="primary-x" chart:style-name="ch5" chartooo:axis-type="auto">
            <chartooo:date-scale/>
            <chart:title svg:x="4.517cm" svg:y="4.757cm" chart:style-name="ch6">
              <text:p>Energy Consumed</text:p>
            </chart:title>
            <chart:categories table:cell-range-address="Grid.A7:Grid.A11"/>
          </chart:axis>
          <chart:axis chart:dimension="y" chart:name="primary-y" chart:style-name="ch5">
            <chart:title svg:x="0.506cm" svg:y="3.329cm" chart:style-name="ch7">
              <text:p>Time</text:p>
            </chart:title>
            <chart:grid chart:style-name="ch8" chart:class="major"/>
          </chart:axis>
          <chart:series chart:style-name="ch9" chart:values-cell-range-address="Grid.B7:Grid.B11" loext:label-string="static" chart:class="chart:line">
            <chart:data-point chart:repeated="5"/>
          </chart:series>
          <chart:series chart:style-name="ch10" chart:values-cell-range-address="Grid.C7:Grid.C11" loext:label-string="session" chart:class="chart:line">
            <chart:data-point chart:repeated="5"/>
          </chart:series>
          <chart:series chart:style-name="ch11" chart:values-cell-range-address="Grid.D7:Grid.D11" loext:label-string="ls" chart:class="chart:line">
            <chart:data-point chart:repeated="5"/>
          </chart:series>
          <chart:series chart:style-name="ch12" chart:values-cell-range-address="Grid.E7:Grid.E11" loext:label-string="dvr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session</text:p>
              </table:table-cell>
              <table:table-cell office:value-type="string">
                <text:p>ls</text:p>
              </table:table-cell>
              <table:table-cell office:value-type="string">
                <text:p>dvr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Grid.A7:Grid.A11</svg:desc>
                </draw:g>
              </table:table-cell>
              <table:table-cell office:value-type="float" office:value="96.1696">
                <text:p>96.1696</text:p>
                <draw:g>
                  <svg:desc>Grid.B7:Grid.B11</svg:desc>
                </draw:g>
              </table:table-cell>
              <table:table-cell office:value-type="float" office:value="96.1696">
                <text:p>96.1696</text:p>
                <draw:g>
                  <svg:desc>Grid.C7:Grid.C11</svg:desc>
                </draw:g>
              </table:table-cell>
              <table:table-cell office:value-type="float" office:value="73.504">
                <text:p>73.504</text:p>
                <draw:g>
                  <svg:desc>Grid.D7:Grid.D11</svg:desc>
                </draw:g>
              </table:table-cell>
              <table:table-cell office:value-type="float" office:value="4.684">
                <text:p>4.684</text:p>
                <draw:g>
                  <svg:desc>Grid.E7:Grid.E1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5.5424">
                <text:p>195.5424</text:p>
              </table:table-cell>
              <table:table-cell office:value-type="float" office:value="195.5424">
                <text:p>195.5424</text:p>
              </table:table-cell>
              <table:table-cell office:value-type="float" office:value="172.3488">
                <text:p>172.3488</text:p>
              </table:table-cell>
              <table:table-cell office:value-type="float" office:value="11.3116">
                <text:p>11.31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4.992">
                <text:p>294.992</text:p>
              </table:table-cell>
              <table:table-cell office:value-type="float" office:value="294.992">
                <text:p>294.992</text:p>
              </table:table-cell>
              <table:table-cell office:value-type="float" office:value="271.7056">
                <text:p>271.7056</text:p>
              </table:table-cell>
              <table:table-cell office:value-type="float" office:value="17.9372">
                <text:p>17.93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94.5344">
                <text:p>394.5344</text:p>
              </table:table-cell>
              <table:table-cell office:value-type="float" office:value="394.5344">
                <text:p>394.5344</text:p>
              </table:table-cell>
              <table:table-cell office:value-type="float" office:value="370.7072">
                <text:p>370.7072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3.4624">
                <text:p>493.4624</text:p>
              </table:table-cell>
              <table:table-cell office:value-type="float" office:value="493.4624">
                <text:p>493.4624</text:p>
              </table:table-cell>
              <table:table-cell office:value-type="float" office:value="469.5424">
                <text:p>469.5424</text:p>
              </table:table-cell>
              <table:table-cell office:value-type="float" office:value="31.164">
                <text:p>31.1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